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resource merger provides the following properties:</text:p>
      <text:list xml:id="list1655572154" text:style-name="L1">
        <text:list-item>
          <text:p text:style-name="P1">sling:hideProperties ​ ( String or String[] ): With this we can hide a single property or multiple properties of the resource. Using the * wildcard character, we can hide all the properties.</text:p>
        </text:list-item>
        <text:list-item>
          <text:p text:style-name="P1">sling:hideResource ​ ( Boolean ): This can be used in the resource node to hide that particular node along with all its children.</text:p>
        </text:list-item>
        <text:list-item>
          <text:p text:style-name="P1">sling:hideChildren ​ ( String or String[] ): A single child node or multiple child nodes under a resource can behidden using this property. Using the * wildcard character, all the child nodes can be hidden.</text:p>
        </text:list-item>
        <text:list-item>
          <text:p text:style-name="P1">sling:orderBefore​ ( String ): In this we define the name of the sibling node before which we wish to place this node.</text:p>
        </text:list-item>
      </text:list>
      <text:p text:style-name="Standard"/>
      <text:p text:style-name="Standard">These resource merger properties can be used to modify both the overlaid components as well as extended (overridden) compon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0:37:29.204254316</meta:creation-date>
    <dc:date>2020-04-21T20:40:06.573956327</dc:date>
    <meta:editing-duration>PT2M41S</meta:editing-duration>
    <meta:editing-cycles>1</meta:editing-cycles>
    <meta:document-statistic meta:table-count="0" meta:image-count="0" meta:object-count="0" meta:page-count="1" meta:paragraph-count="6" meta:word-count="118" meta:character-count="833" meta:non-whitespace-character-count="618"/>
    <meta:generator>LibreOffice/6.0.7.3$Linux_X86_64 LibreOffice_project/00m0$Build-3</meta:generator>
  </office:meta>
</office:document-meta>
</file>